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11pt" style:font-size-asian="11pt" style:font-size-complex="11pt"/>
    </style:style>
    <style:style style:name="P3" style:family="paragraph" style:parent-style-name="Standard"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 fo:margin-top="0in" fo:margin-bottom="0.1965in" style:contextual-spacing="false"/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margin-top="0in" fo:margin-bottom="0.1965in" style:contextual-spacing="false"/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top="0in" fo:margin-bottom="0.1965in" style:contextual-spacing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top="0in" fo:margin-bottom="0.1965in" style:contextual-spacing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top="0in" fo:margin-bottom="0.1965in" style:contextual-spacing="false"/>
      <style:text-properties fo:font-style="normal" style:font-style-asian="normal" style:font-style-complex="normal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Preformatted_20_Text">
      <style:paragraph-properties fo:margin-top="0in" fo:margin-bottom="0.1965in" style:contextual-spacing="false"/>
      <style:text-properties style:font-name="DejaVu Sans Mono"/>
    </style:style>
    <style:style style:name="P12" style:family="paragraph" style:parent-style-name="Preformatted_20_Text">
      <style:paragraph-properties fo:margin-top="0in" fo:margin-bottom="0.1965in" style:contextual-spacing="false"/>
      <style:text-properties style:font-name="DejaVu Sans Mono" fo:font-size="10pt" style:font-size-asian="10pt" style:font-size-complex="10pt"/>
    </style:style>
    <style:style style:name="P13" style:family="paragraph" style:parent-style-name="Preformatted_20_Text">
      <style:paragraph-properties fo:margin-top="0in" fo:margin-bottom="0.1965in" style:contextual-spacing="false"/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14" style:family="paragraph" style:parent-style-name="Preformatted_20_Text">
      <style:paragraph-properties fo:margin-top="0in" fo:margin-bottom="0.1965in" style:contextual-spacing="false"/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P15" style:family="paragraph" style:parent-style-name="Preformatted_20_Text">
      <style:text-properties style:font-name="DejaVu Sans Mono" fo:font-size="10pt" style:font-size-asian="10pt" style:font-size-complex="10pt"/>
    </style:style>
    <style:style style:name="P16" style:family="paragraph" style:parent-style-name="Preformatted_20_Text">
      <style:paragraph-properties fo:margin-top="0in" fo:margin-bottom="0.1965in" style:contextual-spacing="false"/>
      <style:text-properties style:font-name="Times New Roman" fo:font-size="12pt" fo:font-style="normal" officeooo:paragraph-rsid="0015c52a" style:font-size-asian="10.5pt" style:font-style-asian="normal" style:font-size-complex="12pt" style:font-style-complex="normal"/>
    </style:style>
    <style:style style:name="P17" style:family="paragraph" style:parent-style-name="Preformatted_20_Text">
      <style:paragraph-properties fo:margin-top="0in" fo:margin-bottom="0.1965in" style:contextual-spacing="false"/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18" style:family="paragraph" style:parent-style-name="Preformatted_20_Text">
      <style:paragraph-properties fo:margin-top="0in" fo:margin-bottom="0.1965in" style:contextual-spacing="false"/>
      <style:text-properties style:font-name="DejaVu Sans Mono" fo:font-size="10pt" fo:font-style="normal" officeooo:paragraph-rsid="0015c52a" style:font-size-asian="10pt" style:font-style-asian="normal" style:font-size-complex="10pt" style:font-style-complex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style:font-name="DejaVu Sans Mono" fo:font-size="10pt" fo:font-style="normal" officeooo:paragraph-rsid="0015c74d" style:font-size-asian="10pt" style:font-style-asian="normal" style:font-size-complex="10pt" style:font-style-complex="normal"/>
    </style:style>
    <style:style style:name="P20" style:family="paragraph" style:parent-style-name="Preformatted_20_Text">
      <style:paragraph-properties fo:margin-top="0in" fo:margin-bottom="0.1965in" style:contextual-spacing="false"/>
      <style:text-properties style:font-name="DejaVu Sans Mono" fo:font-size="10pt" fo:font-style="normal" officeooo:paragraph-rsid="00191760" style:font-size-asian="10pt" style:font-style-asian="normal" style:font-size-complex="10pt" style:font-style-complex="normal"/>
    </style:style>
    <style:style style:name="P21" style:family="paragraph" style:parent-style-name="Preformatted_20_Text">
      <style:paragraph-properties fo:margin-top="0in" fo:margin-bottom="0.1965in" style:contextual-spacing="false"/>
      <style:text-properties style:font-name="Times New Roman" fo:font-size="12pt" fo:font-style="normal" officeooo:paragraph-rsid="0015c74d" style:font-size-asian="12pt" style:font-style-asian="normal" style:font-size-complex="12pt" style:font-style-complex="normal"/>
    </style:style>
    <style:style style:name="P22" style:family="paragraph" style:parent-style-name="Preformatted_20_Text">
      <style:paragraph-properties fo:margin-top="0in" fo:margin-bottom="0.1965in" style:contextual-spacing="false"/>
      <style:text-properties style:font-name="Times New Roman" fo:font-size="12pt" fo:font-style="normal" officeooo:paragraph-rsid="00191760" style:font-size-asian="12pt" style:font-style-asian="normal" style:font-size-complex="12pt" style:font-style-complex="normal"/>
    </style:style>
    <style:style style:name="P23" style:family="paragraph" style:parent-style-name="Preformatted_20_Text">
      <style:paragraph-properties fo:margin-top="0in" fo:margin-bottom="0.1965in" style:contextual-spacing="false"/>
      <style:text-properties style:font-name="Times New Roman" fo:font-size="12pt" officeooo:paragraph-rsid="001ac2ae" style:font-size-asian="12pt" style:font-size-complex="12pt"/>
    </style:style>
    <style:style style:name="P24" style:family="paragraph" style:parent-style-name="Preformatted_20_Text">
      <style:paragraph-properties fo:margin-top="0in" fo:margin-bottom="0.1965in" style:contextual-spacing="false"/>
      <style:text-properties officeooo:paragraph-rsid="001ac2ae"/>
    </style:style>
    <style:style style:name="P25" style:family="paragraph" style:parent-style-name="Preformatted_20_Text">
      <style:paragraph-properties fo:margin-top="0in" fo:margin-bottom="0.1965in" style:contextual-spacing="false"/>
      <style:text-properties officeooo:paragraph-rsid="001b0eb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ac2ae" style:font-style-asian="normal" style:font-style-complex="normal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ize="10pt" fo:font-style="normal" officeooo:rsid="001ac2ae" style:font-size-asian="10pt" style:font-style-asian="normal" style:font-size-complex="10pt" style:font-style-complex="normal"/>
    </style:style>
    <style:style style:name="T6" style:family="text">
      <style:text-properties style:font-name="DejaVu Sans Mono" fo:font-size="10pt" style:font-size-asian="10pt" style:font-size-complex="10pt"/>
    </style:style>
    <style:style style:name="T7" style:family="text"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5c52a"/>
    </style:style>
    <style:style style:name="T13" style:family="text">
      <style:text-properties style:font-name="DejaVu Sans Mono" fo:font-size="10pt" officeooo:rsid="0015c52a" style:font-size-asian="10pt" style:font-size-complex="10pt"/>
    </style:style>
    <style:style style:name="T14" style:family="text">
      <style:text-properties style:font-name="DejaVu Sans Mono" fo:font-size="10pt" fo:font-style="normal" officeooo:rsid="001ac2ae" style:font-size-asian="10pt" style:font-style-asian="normal" style:font-size-complex="10pt" style:font-style-complex="normal"/>
    </style:style>
    <style:style style:name="T15" style:family="text">
      <style:text-properties style:font-name="DejaVu Sans Mono" fo:font-size="10pt" fo:font-style="normal" officeooo:rsid="001b0ebe" style:font-size-asian="10pt" style:font-style-asian="normal" style:font-size-complex="10pt" style:font-style-complex="normal"/>
    </style:style>
    <style:style style:name="T16" style:family="text">
      <style:text-properties officeooo:rsid="0015c74d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officeooo:rsid="0015c74d" style:font-size-asian="12pt" style:font-size-complex="12pt"/>
    </style:style>
    <style:style style:name="T19" style:family="text">
      <style:text-properties style:font-name="Times New Roman" fo:font-size="12pt" officeooo:rsid="001ac2ae" style:font-size-asian="12pt" style:font-size-complex="12pt"/>
    </style:style>
    <style:style style:name="T20" style:family="text">
      <style:text-properties officeooo:rsid="00191760"/>
    </style:style>
    <style:style style:name="T21" style:family="text">
      <style:text-properties officeooo:rsid="001b0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1">1.</text:span><text:tab/>SQLite is an open source SQL database engine that is the most widely used in the world. <text:tab/>This is <text:tab/>due to the fact that it is extremely lightweight (isn't resource or disk space hungry) and <text:tab/>self contained making it optimal for embedded platforms or with applications that need to run <text:tab/>across many platforms. When stating that it is self contained, it means that it requires virtually <text:tab/>no support from external libraries or operating systems.</text:p>
      <text:p text:style-name="Standard"/>
      <text:p text:style-name="Standard"><text:tab/>In addition to being self contained, it is also serverless, unlike many other SQL databases. This <text:tab/>means that there is no separate server process that must be accessed in order to use the program. <text:tab/>This allows SQLite to read and write directly to the disk.</text:p>
      <text:p text:style-name="Standard"/>
      <text:p text:style-name="Standard"><text:tab/>Another feature that makes SQLite so popular is a lack of necessary configuration. You can run <text:tab/>the program as-is, directly after downloading without the need to set up users or configuration <text:tab/>files or any of the like,</text:p>
      <text:p text:style-name="Standard"/>
      <text:p text:style-name="Standard"><text:tab/>Lastly, SQLite is fully atomic. This is because it is a transactional database, meaning that every <text:tab/>transaction either works or fails. If it works, the changes will be successfully fully committed or <text:tab/>completely fail and nothing will be modified. Being atomic ensures that your data will not <text:tab/>become corrupted or inconsistent, hence the meaning of ACID (Atomic, Consistent, Isolated, <text:tab/>and Durable).</text:p>
      <text:p text:style-name="Standard"/>
      <text:p text:style-name="Standard"/>
      <text:p text:style-name="Standard"/>
      <text:p text:style-name="Standard"><text:span text:style-name="T11">2.</text:span><text:tab/>The SQL language contains many operations, some of the most notable Data Manipulation <text:tab/>Language, or DML statements include SELECT, INSERT, DELETE, and UPDATE. The DML I<text:tab/>s used to retrieve, store, modify, insert, update, or delete data from a table.</text:p>
      <text:p text:style-name="Standard"/>
      <text:p text:style-name="Standard"><text:tab/>On the other side of the database is the DDL, or Data Definition Language. This is used to <text:tab/>modify the database and database objects. Examples of this include the CREATE TABLE, <text:tab/>DROP, and ALTER statements.</text:p>
      <text:p text:style-name="Standard"/>
      <text:p text:style-name="Standard"><text:tab/>With the CREATE TABLE statement you can create a new table within a database that <text:tab/>follows <text:tab/>the schema provided. For example, if we want to create a table of books with the <text:tab/>attributes <text:span text:style-name="T1">id</text:span><text:span text:style-name="T2">, </text:span><text:span text:style-name="T1">title</text:span><text:span text:style-name="T2">, and </text:span><text:span text:style-name="T1">author</text:span><text:span text:style-name="T2">, we would enter the following SQL command into the command <text:tab/>line interface of SQLite:</text:span></text:p>
      <text:p text:style-name="P2"><text:span text:style-name="T2"><text:tab/><text:tab/><text:tab/></text:span><text:span text:style-name="T4">CREATE TABLE Books (</text:span></text:p>
      <text:p text:style-name="P15"><text:s text:c="3"/><text:tab/><text:tab/><text:tab/>id INTEGER NOT NULL PRIMARY KEY AUTOINCREMENT,</text:p>
      <text:p text:style-name="P15"><text:s text:c="3"/><text:tab/><text:tab/><text:tab/>title VARCHAR(100) NOT NULL,</text:p>
      <text:p text:style-name="P12"><text:s text:c="3"/><text:tab/><text:tab/><text:tab/>author VARCHAR(50) NOT NULL);</text:p>
      <text:p text:style-name="P4"><text:tab/>If we check the schema by running the .schema command, we will get the following:</text:p>
      <text:p text:style-name="P3"><text:tab/><text:tab/><text:tab/>CREATE TABLE Books (</text:p>
      <text:p text:style-name="P15"><text:tab/><text:tab/><text:tab/>id INTEGER NOT NULL PRIMARY KEY AUTOINCREMENT,</text:p>
      <text:p text:style-name="P15"><text:tab/><text:tab/><text:tab/>title VARCHAR(100) NOT NULL,</text:p>
      <text:p text:style-name="P10"><text:span text:style-name="T6"><text:tab/><text:tab/><text:tab/>author VARCHAR(50) NOT NULL);<text:line-break/><text:line-break/></text:span><text:soft-page-break/><text:span text:style-name="T6"><text:line-break/></text:span><text:span text:style-name="T8"><text:tab/></text:span><text:span text:style-name="T8">At this point there is an empty table named books in the database, if you <text:tab/>wanted to add a book <text:tab/>to the book table you would use the INSERT statement. To begin, I will add one book from <text:tab/>the lab example, and then a few other books I am currently reading by typing the <text:tab/>following commands into the SQLite command line window:</text:span></text:p>
      <text:p text:style-name="P11"><text:span text:style-name="T2"><text:tab/><text:tab/></text:span><text:span text:style-name="T4"><text:tab/>INSERT into Books (title, author) values("The Elements of <text:tab/><text:tab/><text:tab/><text:tab/><text:tab/><text:tab/>Statistical Learning", "Trevor Hastie");</text:span></text:p>
      <text:p text:style-name="P6"><text:tab/><text:tab/><text:tab/>INSERT into Books (title, author) values("Darkness Falls", "Kyle <text:tab/><text:tab/><text:tab/><text:tab/>Mills"); </text:p>
      <text:p text:style-name="P6"><text:tab/><text:tab/><text:tab/>INSERT into Books (title, author) values("iCon", "Jeffrey <text:tab/><text:tab/><text:tab/><text:tab/><text:tab/><text:tab/>Young");</text:p>
      <text:p text:style-name="P6"><text:tab/><text:tab/><text:tab/>INSERT into Books (title, author) values("iWoz: Coputer Geek to <text:tab/><text:tab/><text:tab/><text:tab/><text:tab/>Cult Icon", "Steve Wozniak"); </text:p>
      <text:p text:style-name="P9"><text:tab/>At this point all four books will be in the Books table. To verify this, I ran the SELECT <text:tab/>statement on all items in the Books table.</text:p>
      <text:p text:style-name="P6"><text:tab/><text:tab/><text:tab/>SELECT * from Books ; </text:p>
      <text:p text:style-name="P6"><text:tab/><text:tab/><text:tab/>1|The Elements of Statistical Learning|Trevor Hastie </text:p>
      <text:p text:style-name="P6"><text:tab/><text:tab/><text:tab/>2|Darkness Falls|Kyle Mills </text:p>
      <text:p text:style-name="P6"><text:tab/><text:tab/><text:tab/>3|iCon|Jeffrey Young </text:p>
      <text:p text:style-name="P6"><text:tab/><text:tab/><text:tab/>4|iWoz: Coputer Geek to Cult Icon|Steve Wozniak </text:p>
      <text:p text:style-name="P5"><text:span text:style-name="T2"><text:tab/></text:span><text:span text:style-name="T8">We can see that all of the books were successfully added, but I just noticed a typo </text:span><text:span text:style-name="T8">in the name <text:tab/>of one of the books, specifically ID number 4</text:span><text:span text:style-name="T8">. To fix this we can update that record with the <text:tab/>correct value in the following manner:</text:span></text:p>
      <text:p text:style-name="P5"><text:span text:style-name="T2"><text:tab/><text:tab/><text:tab/></text:span><text:span text:style-name="T2">UPDATE Books SET title=”</text:span><text:span text:style-name="T2">iWoz: Co</text:span><text:span text:style-name="T2">m</text:span><text:span text:style-name="T2">puter Geek to Cult Icon" </text:span><text:span text:style-name="T2">WHERE <text:tab/><text:tab/><text:tab/><text:tab/><text:tab/>id=”4”;</text:span></text:p>
      <text:p text:style-name="P8"><text:tab/>Now, if we select the book with ID=4, we can verify that we did indeed fix the typo in the book <text:tab/>title. Running the following SQL command:</text:p>
      <text:p text:style-name="P6"><text:tab/><text:tab/><text:tab/>SELECT * from Books where ID=4;</text:p>
      <text:p text:style-name="P5"><text:span text:style-name="T2"><text:tab/></text:span><text:span text:style-name="T8">returns the now correct result of:</text:span></text:p>
      <text:p text:style-name="P6"><text:tab/><text:tab/><text:tab/>4|iWoz: Computer Geek to Cult Icon|Steve Wozniak</text:p>
      <text:p text:style-name="P7"><text:soft-page-break/><text:span text:style-name="T7"><text:line-break/></text:span><text:span text:style-name="T2"><text:tab/>To find a book with the word “Elements” in the title, we could use something similar to the <text:tab/>following:</text:span></text:p>
      <text:p text:style-name="P6"><text:tab/><text:tab/><text:tab/>SELECT * from Books where title like "%Elements%";</text:p>
      <text:p text:style-name="P8"><text:tab/>and it returns the following result:</text:p>
      <text:p text:style-name="P13"><text:tab/><text:tab/><text:tab/>1|The Elements of Statistical Learning|Trevor Hastie</text:p>
      <text:p text:style-name="P12"><text:span text:style-name="T2"><text:tab/></text:span><text:span text:style-name="T8">If we look for a book with the word “Mining” in the title the SELECT statement would look <text:tab/>like the following</text:span></text:p>
      <text:p text:style-name="P13"><text:tab/><text:tab/><text:tab/>SELECT * from Books where title like "%Mining%";</text:p>
      <text:p text:style-name="P8"><text:tab/>but it returns nothing, because no book has a title that contains the word “Mining”. The first <text:tab/>book in the collection should contain this word, so we can update that book to contain the full <text:tab/>title, instead of the abbreviated title it has now. To do this we can use the following SQL code:</text:p>
      <text:p text:style-name="P6"><text:tab/><text:tab/><text:tab/>UPDATE Books <text:line-break/><text:tab/><text:tab/><text:tab/>...&gt; SET title="The Elements of Statistical Learning: Data <text:tab/><text:tab/><text:tab/><text:tab/><text:tab/>Mining, Inference, and Prediction" <text:line-break/><text:tab/><text:tab/><text:tab/>...&gt; WHERE ID=1; </text:p>
      <text:p text:style-name="P5"><text:span text:style-name="T2"><text:tab/></text:span><text:span text:style-name="T8">Now, if we run the following command again:</text:span></text:p>
      <text:p text:style-name="P13"><text:tab/><text:tab/><text:tab/>SELECT * from Books where title like "%Mining%";</text:p>
      <text:p text:style-name="P12"><text:span text:style-name="T2"><text:tab/></text:span><text:span text:style-name="T9">it will return:</text:span></text:p>
      <text:p text:style-name="P13"><text:tab/><text:tab/><text:tab/>1|The Elements of Statistical Learning: Data Mining, Inference, <text:tab/><text:tab/><text:tab/><text:tab/>and Prediction|Trevor Hastie </text:p>
      <text:p text:style-name="P13"/>
      <text:p text:style-name="P14">3.<text:tab/>To open SQLite, open a new terminal window and type SQLite3 followed by the name of an <text:tab/>existing database, or the name of a new database. You will see the following prompt then:</text:p>
      <text:p text:style-name="P13"><text:tab/><text:tab/><text:tab/>sqlite3 library <text:line-break/><text:tab/><text:tab/><text:tab/>SQLite version 3.7.13 2012-06-11 02:05:22 <text:line-break/><text:tab/><text:tab/><text:tab/>Enter ".help" for instructions <text:line-break/><text:tab/><text:tab/><text:tab/>Enter SQL statements terminated with a ";" <text:line-break/><text:tab/><text:tab/><text:tab/>sqlite&gt; </text:p>
      <text:p text:style-name="P14"><text:tab/>If you are unsure of a command or feature of SQLite, type “.help” into the prompt to display a <text:span text:style-name="T12"><text:tab/></text:span>list of SQLite options you can run in addition to the query commands supported by SQL.</text:p>
      <text:p text:style-name="P16"><text:soft-page-break/><text:tab/><text:line-break/><text:tab/><text:span text:style-name="T12">For this example I will create three tables, one holds the users information, one holds the users <text:tab/>phone numbers, and the other contains screen names. I used the following SQL to do this:</text:span></text:p>
      <text:p text:style-name="P16"><text:span text:style-name="T13"><text:tab/><text:tab/><text:tab/>CREATE TABLE User (<text:line-break/><text:tab/><text:tab/><text:tab/>id INTEGER NOT NULL PRIMARY KEY AUTOINCREMENT,<text:line-break/><text:tab/><text:tab/><text:tab/>first_name VARCHAR(50) NOT NULL,<text:line-break/><text:tab/><text:tab/><text:tab/>last_name VARCHAR(50) NOT NULL,<text:line-break/><text:tab/><text:tab/><text:tab/>email VARCHAR(100) NOT NULL);</text:span></text:p>
      <text:p text:style-name="P18"><text:span text:style-name="T12"><text:tab/><text:tab/><text:tab/>CREATE TABLE UserPhone (<text:line-break/><text:tab/><text:tab/><text:tab/>id INTEGER NOT NULL,<text:line-break/><text:tab/><text:tab/><text:tab/>pnumber INTEGER NOT NULL,<text:line-break/><text:tab/><text:tab/><text:tab/>ptype VARCHAR(25) NOT NULL,<text:line-break/><text:tab/><text:tab/><text:tab/>FOREIGN KEY(id) REFERENCES User(id));</text:span></text:p>
      <text:p text:style-name="P19"><text:span text:style-name="T16"><text:tab/><text:tab/><text:tab/>CREATE TABLE UserScreenName (<text:line-break/><text:tab/><text:tab/><text:tab/>id INTEGER NOT NULL,<text:line-break/><text:tab/><text:tab/><text:tab/>sname VARCHAR(50),<text:line-break/><text:tab/><text:tab/><text:tab/>imservice VARCHAR(100)<text:line-break/><text:tab/><text:tab/><text:tab/></text:span><text:span text:style-name="T12">FOREIGN KEY(id) REFERENCES User(id));</text:span></text:p>
      <text:p text:style-name="P19"><text:span text:style-name="T16"><text:tab/></text:span><text:span text:style-name="T18">After creating these tables and reviewing my structure, I have decided that screen names are <text:tab/><text:tab/>outdated and no one uses them any more. To remedy this, I will drop the entire <text:tab/>UserScreenName table from the database using the following code:</text:span></text:p>
      <text:p text:style-name="P19"><text:span text:style-name="T16"><text:tab/><text:tab/><text:tab/>DROP TABLE IF EXISTS UserScreenName;</text:span></text:p>
      <text:p text:style-name="P21"><text:span text:style-name="T16"><text:tab/>To make sure the table was successfully dropped we can type .schema to view the current <text:tab/>schema and make sure it looks correct. It appears as everything worked:</text:span></text:p>
      <text:p text:style-name="P19"><text:span text:style-name="T16"><text:tab/><text:tab/><text:tab/>.schema<text:line-break/><text:tab/><text:tab/><text:tab/>CREATE TABLE User (<text:line-break/><text:tab/><text:tab/><text:tab/>id INTEGER NOT NULL PRIMARY KEY AUTOINCREMENT,<text:line-break/><text:tab/><text:tab/><text:tab/>first_name VARCHAR(50) NOT NULL,<text:line-break/><text:tab/><text:tab/><text:tab/>last_name VARCHAR(50) NOT NULL,<text:line-break/><text:tab/><text:tab/><text:tab/>email VARCHAR(100) NOT NULL);<text:line-break/><text:tab/><text:tab/><text:tab/>CREATE TABLE UserPhone (<text:line-break/><text:tab/><text:tab/><text:tab/>id INTEGER NOT NULL,<text:line-break/><text:tab/><text:tab/><text:tab/>pnumber INTEGER NOT NULL,<text:line-break/><text:tab/><text:tab/><text:tab/>ptype VARCHAR(25) NOT NULL,<text:line-break/><text:tab/><text:tab/><text:tab/>FOREIGN KEY(id) REFERENCES User(id));</text:span></text:p>
      <text:p text:style-name="P21"><text:span text:style-name="T16"><text:tab/>I have also decided that I would like to collect the users age and store it in the User table, so I <text:tab/>will alter the schema by running the following command:</text:span></text:p>
      <text:p text:style-name="P19"><text:span text:style-name="T16"><text:tab/><text:tab/><text:tab/>ALTER TABLE User<text:line-break/> <text:tab/><text:tab/><text:tab/>ADD age INTEGER;</text:span></text:p>
      <text:p text:style-name="P19"><text:soft-page-break/><text:span text:style-name="T16"><text:line-break/><text:tab/></text:span><text:span text:style-name="T18">This will add a column with the attribute name age and a type of integer to the en of the <text:tab/>database table. Now the schema looks like the following:</text:span></text:p>
      <text:p text:style-name="P19"><text:span text:style-name="T16"><text:tab/><text:tab/><text:tab/>CREATE TABLE User (<text:line-break/><text:tab/><text:tab/><text:tab/>id INTEGER NOT NULL PRIMARY KEY AUTOINCREMENT,<text:line-break/><text:tab/><text:tab/><text:tab/>first_name VARCHAR(50) NOT NULL,<text:line-break/><text:tab/><text:tab/><text:tab/>last_name VARCHAR(50) NOT NULL,<text:line-break/><text:tab/><text:tab/><text:tab/>email VARCHAR(100) NOT NULL,<text:line-break/><text:tab/><text:tab/><text:tab/>age INTEGER);<text:line-break/><text:tab/><text:tab/><text:tab/>CREATE TABLE UserPhone (<text:line-break/><text:tab/><text:tab/><text:tab/>id INTEGER NOT NULL,<text:line-break/><text:tab/><text:tab/><text:tab/>pnumber INTEGER NOT NULL,<text:line-break/><text:tab/><text:tab/><text:tab/>ptype VARCHAR(25) NOT NULL,<text:line-break/><text:tab/><text:tab/><text:tab/>FOREIGN KEY(id) REFERENCES User(id));</text:span></text:p>
      <text:p text:style-name="P22"><text:span text:style-name="T20"><text:tab/>Now that I am happy with the schema of the database we can start adding data. I will add three <text:tab/>users to the database, two of which don't have a phone number, one with one phone number, and <text:tab/>one person who doesn't wish to share their age. To do this I add the users with the following <text:tab/>commands:</text:span></text:p>
      <text:p text:style-name="P20"><text:span text:style-name="T20"><text:tab/><text:tab/><text:tab/>INSERT INTO User (first_name, last_name, email, age) <text:tab/><text:tab/><text:tab/><text:tab/><text:tab/><text:tab/><text:tab/>values("Braden", "Licastro", "blicastro@live.com", "21");</text:span></text:p>
      <text:p text:style-name="P20"><text:span text:style-name="T20"><text:tab/><text:tab/><text:tab/>INSERT INTO User (first_name, last_name, email, age) <text:tab/><text:tab/><text:tab/><text:tab/><text:tab/><text:tab/><text:tab/>values("Kelly", "Pohland", "myemail@youcantfoolme.com", <text:tab/><text:tab/><text:tab/><text:tab/><text:tab/>"");</text:span></text:p>
      <text:p text:style-name="P20"><text:span text:style-name="T20"><text:tab/><text:tab/><text:tab/>INSERT INTO User (first_name, last_name, email, age) <text:tab/><text:tab/><text:tab/><text:tab/><text:tab/><text:tab/><text:tab/>values("Justin", "Kirkwood", "kirkwoodj@aol.com", "22");</text:span></text:p>
      <text:p text:style-name="P22"><text:span text:style-name="T20"><text:tab/>The users have now been added to the user table, now we can add Braden's mobile phone <text:tab/>number to the UserPhone table by doing the following:</text:span></text:p>
      <text:p text:style-name="P20"><text:span text:style-name="T20"><text:tab/><text:tab/><text:tab/>INSERT INTO UserPhone (id, pnumber, ptype) values((SELECT id FROM <text:tab/><text:tab/><text:tab/><text:tab/>User WHERE first_name = "Braden"), "7244939192", "Mobile");</text:span></text:p>
      <text:p text:style-name="P19"><text:span text:style-name="T16"><text:tab/></text:span><text:span text:style-name="T19">To verify that all of the users and accompanying phone numbers were added correctly, we can <text:tab/>look at the entries with the following command:</text:span></text:p>
      <text:p text:style-name="P24"><text:span text:style-name="T14"><text:tab/><text:tab/><text:tab/>SELECT * FROM User, UserPhone;<text:line-break/><text:tab/><text:tab/><text:tab/>1|Braden|Licastro|blicastro@live.com|21|1|7244939192|Mobile<text:tab/><text:tab/><text:tab/><text:tab/>2|Kelly|Pohland|myemail@youcantfoolme.com<text:line-break/><text:tab/><text:tab/><text:tab/>3|Justin|Kirkwood|kirkwoodj@aol.com|22</text:span></text:p>
      <text:p text:style-name="P23"><text:span text:style-name="T3"><text:tab/>In the case where we want to remove a specific user from the database, for example “Justin <text:tab/>Kirkwood” (let's assume there is another Justin in the database so we need to be more specific) <text:tab/>we can run the following command:</text:span></text:p>
      <text:p text:style-name="P24"><text:soft-page-break/><text:span text:style-name="T14"><text:line-break/><text:tab/><text:tab/><text:tab/>DELETE FROM User WHERE first_name="Justin" AND <text:tab/><text:tab/><text:tab/><text:tab/><text:tab/><text:tab/><text:tab/><text:tab/>last_name="Kirkwood";</text:span></text:p>
      <text:p text:style-name="P23"><text:span text:style-name="T3"><text:tab/>Now, if you select all users in the database, you will see that user “Justin Kirkwood” has been <text:tab/>removed.</text:span></text:p>
      <text:p text:style-name="P24"><text:span text:style-name="T14"><text:tab/><text:tab/><text:tab/>SELECT * FROM User, UserPhone;<text:line-break/><text:tab/><text:tab/><text:tab/>1|Braden|Licastro|blicastro@live.com|21|1|7244939192|Mobile<text:tab/><text:tab/><text:tab/><text:tab/>2|Kelly|Pohland|myemail@youcantfoolme.com</text:span></text:p>
      <text:p text:style-name="P23"><text:span text:style-name="T3"><text:tab/>And finally, let's say that user “Kelly Pohland” decided it would be beneficial to provide her <text:tab/>age. She couldn't remember whether she went by the nickname “Kellogs” or her actual name <text:tab/>“Kelly”, we can update the database entry to reflect this change looking for either name using <text:tab/>the following code:</text:span></text:p>
      <text:p text:style-name="P24"><text:span text:style-name="T14"><text:tab/><text:tab/><text:tab/>UPDATE User SET age="19" WHERE first_name LIKE "K%" AND <text:tab/><text:tab/><text:tab/><text:tab/><text:tab/><text:tab/>last_name="Pohland";</text:span></text:p>
      <text:p text:style-name="P23"><text:span text:style-name="T3"><text:tab/>This will update any users entry who has a first name that begins with 'K' and has a last name of <text:tab/>“Pohland”. To make sure the query worked, we can look at the database entries, and we see that <text:tab/>it did indeed work!</text:span></text:p>
      <text:p text:style-name="P25"><text:span text:style-name="T15"><text:tab/><text:tab/><text:tab/>SELECT * FROM User, UserPhone;<text:line-break/><text:tab/><text:tab/><text:tab/>1|Braden|Licastro|blicastro@live.com|21|1|7244939192|Mobile<text:tab/><text:tab/><text:tab/><text:tab/>2|Kelly|Pohland|myemail@youcantfoolme.com|19<text:line-break/></text:span></text:p>
      <text:p text:style-name="P10"><text:span text:style-name="T10">4.<text:tab/></text:span><text:span text:style-name="T8">Overall the lab went without a hitch. The most difficult part was creating the writeup and <text:tab/>accurately capturing the detailed steps to using SQ</text:span><text:span text:style-name="T8">L</text:span><text:span text:style-name="T8">ite.<text:line-break/><text:line-break/><text:tab/>The biggest problem I encountered was using my own laptop. Usually this is not a problem as <text:tab/>the software installs fairly easily, but in this case I had another database system installed that <text:tab/>conflicted with the SQLite package. In order to install it I had to backup my databases in the <text:tab/>other software, upgrade it to a different, compatible version, restore the databases and then I <text:tab/>could install SQLite3 package without any trouble. After that everything went smoothly.</text:span></text:p>
      <text:p text:style-name="P10"><text:span text:style-name="T10"><text:tab/>NOTES TO SELF:<text:line-break/><text:tab/><text:tab/>When running complex statements, break into sections and hit enter, entering all on one <text:tab/><text:tab/><text:tab/>line sometimes confuses SQLite.</text:span></text:p>
      <text:p text:style-name="P10"><text:span text:style-name="T10"><text:tab/><text:tab/>When </text:span><text:span text:style-name="T10">canceling</text:span><text:span text:style-name="T10"> a SQLite query that isn't complete DO NOT use ^D or ^Z, it will force <text:tab/><text:tab/><text:tab/>quit SQLite or suspend it.</text:span></text:p>
      <text:p text:style-name="P14"><text:tab/><text:tab/>Next time I work on a different problem, make a new database instead of dropping the <text:tab/><text:tab/><text:tab/>table, it will be quicker and you'll be able to reference it at a later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Braden Licastro<text:tab/>Lab 4<text:tab/>2/28/2013</text:p>
      </style:header>
      <style:footer>
        <text:p text:style-name="MP1"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3-02-28T01:40:18</meta:creation-date>
    <dc:date>2013-02-28T14:27:03</dc:date>
    <dc:creator>Braden </dc:creator>
    <meta:editing-duration>PT2H1M4S</meta:editing-duration>
    <meta:editing-cycles>13</meta:editing-cycles>
    <meta:generator>LibreOffice/3.6$Linux_X86_64 LibreOffice_project/360m1$Build-2</meta:generator>
    <meta:document-statistic meta:table-count="0" meta:image-count="0" meta:object-count="0" meta:page-count="6" meta:paragraph-count="81" meta:word-count="1766" meta:character-count="11386" meta:non-whitespace-character-count="9199"/>
  </office:meta>
</office:document-meta>
</file>